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Arash" svg:font-family="'B Arash'" style:font-pitch="variable"/>
    <style:font-face style:name="B Aria" svg:font-family="'B Aria'" style:font-pitch="variable"/>
    <style:font-face style:name="B Badr" svg:font-family="'B Badr'" style:font-pitch="variable"/>
    <style:font-face style:name="B Baran" svg:font-family="'B Ba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0b5b80" officeooo:paragraph-rsid="000b5b80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paragraph-rsid="000b5b80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0b5b80" officeooo:paragraph-rsid="000b5b80" style:font-size-asian="16pt" style:font-size-complex="16pt"/>
    </style:style>
    <style:style style:name="P4" style:family="paragraph" style:parent-style-name="Preformatted_20_Text">
      <style:paragraph-properties fo:text-align="start" style:justify-single-word="false" style:writing-mode="rl-tb"/>
      <style:text-properties fo:color="#000000" style:font-name="DejaVu Sans Mono" fo:font-size="11.3000001907349pt" officeooo:paragraph-rsid="000b5b80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0b5b80" officeooo:paragraph-rsid="000b5b80" style:font-size-asian="16pt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0b5b80" officeooo:paragraph-rsid="000b8ac5" style:font-size-asian="16pt" style:font-size-complex="16pt"/>
    </style:style>
    <style:style style:name="P7" style:family="paragraph" style:parent-style-name="Standard">
      <style:paragraph-properties fo:text-align="start" style:justify-single-word="false" style:writing-mode="rl-tb"/>
      <style:text-properties fo:font-size="16pt" officeooo:rsid="000b5b80" officeooo:paragraph-rsid="000b5b80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rl-tb"/>
      <style:text-properties fo:font-size="16pt" officeooo:rsid="000b5b80" officeooo:paragraph-rsid="000b8ac5" style:font-size-asian="16pt" style:font-size-complex="16pt"/>
    </style:style>
    <style:style style:name="P9" style:family="paragraph" style:parent-style-name="Preformatted_20_Text">
      <style:paragraph-properties fo:text-align="start" style:justify-single-word="false" style:writing-mode="rl-tb"/>
      <style:text-properties fo:color="#000000" style:font-name="DejaVu Sans Mono" fo:font-size="11.3000001907349pt" officeooo:rsid="000b5b80" officeooo:paragraph-rsid="000b5b80" style:font-size-asian="16pt" style:font-size-complex="16pt"/>
    </style:style>
    <style:style style:name="P10" style:family="paragraph" style:parent-style-name="Preformatted_20_Text">
      <style:paragraph-properties fo:text-align="end" style:justify-single-word="false" style:writing-mode="rl-tb"/>
      <style:text-properties fo:color="#000000" style:font-name="DejaVu Sans Mono" fo:font-size="11.3000001907349pt" officeooo:rsid="000b8ac5" officeooo:paragraph-rsid="000b8ac5" style:font-size-asian="16pt" style:font-size-complex="16pt"/>
    </style:style>
    <style:style style:name="P11" style:family="paragraph" style:parent-style-name="Preformatted_20_Text">
      <style:paragraph-properties fo:text-align="end" style:justify-single-word="false" style:writing-mode="rl-tb"/>
      <style:text-properties fo:color="#000000" style:font-name="DejaVu Sans Mono" fo:font-size="11.3000001907349pt" officeooo:paragraph-rsid="000b8ac5"/>
    </style:style>
    <style:style style:name="P12" style:family="paragraph" style:parent-style-name="Preformatted_20_Text">
      <style:paragraph-properties fo:text-align="end" style:justify-single-word="false" style:writing-mode="rl-tb"/>
      <style:text-properties fo:color="#000000" style:font-name="B Baran" fo:font-size="11.3000001907349pt" officeooo:rsid="000b8ac5" officeooo:paragraph-rsid="000b8ac5" style:font-size-asian="16pt" style:font-size-complex="16pt"/>
    </style:style>
    <style:style style:name="P13" style:family="paragraph" style:parent-style-name="Preformatted_20_Text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fo:color="#000000" style:font-name="DejaVu Sans Mono" fo:font-size="11.3000001907349pt" officeooo:rsid="000b8ac5" officeooo:paragraph-rsid="000b8ac5" style:font-size-asian="16pt" style:font-size-complex="16pt"/>
    </style:style>
    <style:style style:name="T1" style:family="text">
      <style:text-properties fo:color="#008000" fo:font-weight="bold"/>
    </style:style>
    <style:style style:name="T2" style:family="text">
      <style:text-properties fo:color="#008000" fo:font-weight="bold" officeooo:rsid="000b5b80" style:font-size-asian="16pt" style:font-size-complex="16pt"/>
    </style:style>
    <style:style style:name="T3" style:family="text">
      <style:text-properties fo:color="#008000" style:font-name="DejaVu Sans Mono" fo:font-size="11.3000001907349pt" fo:font-weight="bold"/>
    </style:style>
    <style:style style:name="T4" style:family="text">
      <style:text-properties fo:color="#000000" style:font-name="DejaVu Sans Mono" fo:font-size="11.3000001907349pt"/>
    </style:style>
    <style:style style:name="T5" style:family="text">
      <style:text-properties officeooo:rsid="000b5b80" style:font-size-asian="16pt" style:font-size-complex="16pt"/>
    </style:style>
    <style:style style:name="T6" style:family="text">
      <style:text-properties officeooo:rsid="000b8ac5" style:font-size-asian="16pt" style:font-size-complex="16pt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officeooo:rsid="000b5b80" style:font-size-asian="16pt" style:font-size-complex="16pt"/>
    </style:style>
    <style:style style:name="T9" style:family="text">
      <style:text-properties officeooo:rsid="000b8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فرض کنید ما داشته باشیم:<text:line-break/><text:line-break/></text:span><text:span text:style-name="T4">&lt;input <text:s/>ref=</text:span><text:span text:style-name="T3">"test" </text:span><text:span text:style-name="T4">/&gt;</text:span></text:p>
      <text:p text:style-name="P1"/>
      <text:p text:style-name="P3">انگاه ما به مقداری که کاربر در این input وارد میکند به طریق زیر دسترسی داریم:</text:p>
      <text:p text:style-name="P3"/>
      <text:p text:style-name="P3"/>
      <text:p text:style-name="P9"/>
      <text:p text:style-name="P4"><text:span text:style-name="T8">var </text:span><text:span text:style-name="T5">test = </text:span><text:span text:style-name="T8">this</text:span><text:span text:style-name="T5">.refs.test.value;</text:span></text:p>
      <text:p text:style-name="P7"/>
      <text:p text:style-name="P7"/>
      <text:p text:style-name="P7">اگر بخواهیم مقدار ان input را خالی کنیم با کد زیر میتوانیم:<text:line-break/></text:p>
      <text:p text:style-name="P4"><text:span text:style-name="T8">this</text:span><text:span text:style-name="T5">.refs.test.value = </text:span><text:span text:style-name="T2">''</text:span><text:span text:style-name="T5">;</text:span></text:p>
      <text:p text:style-name="P7"/>
      <text:p text:style-name="P7">اگر بخواهیم که مکان نمای صفحه کلید کاربر به درون این input برود و دور ان input هم برجسته شود با کد زیر میتوان:</text:p>
      <text:p text:style-name="P7"/>
      <text:p text:style-name="P4"><text:span text:style-name="T8">this</text:span><text:span text:style-name="T5">.refs.foc.focus();</text:span></text:p>
      <text:p text:style-name="P7"/>
      <text:p text:style-name="P8"><text:line-break/>–-----------------------------------------------------------------</text:p>
      <text:p text:style-name="P6"><text:span text:style-name="T9">فرض کنید ما یک input همانند input زیر داشته باشیم که یک checkbox را ایجاد می کند:</text:span></text:p>
      <text:p text:style-name="P6"/>
      <text:p text:style-name="P10">&lt;input type=<text:span text:style-name="T1">"checkbox" </text:span>ref=<text:span text:style-name="T1">"show" </text:span>/&gt;</text:p>
      <text:p text:style-name="P10"/>
      <text:p text:style-name="P11"><text:span text:style-name="T6">حالا به مقدار این ckeckbox و اینکه تیک خورده است یا نه به طریق زیر دسترسی داریم:<text:line-break/><text:line-break/></text:span><text:span text:style-name="T7">var </text:span>checked = <text:span text:style-name="T7">this</text:span>.refs.show.checked;</text:p>
      <text:p text:style-name="P10"/>
      <text:p text:style-name="P13">مقدار متغیر فوق true یا false است.</text:p>
      <text:p text:style-name="P12"/>
      <text:p text:style-name="P12"/>
      <text:p text:style-name="P8"><text:lin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Arash" svg:font-family="'B Arash'" style:font-pitch="variable"/>
    <style:font-face style:name="B Aria" svg:font-family="'B Aria'" style:font-pitch="variable"/>
    <style:font-face style:name="B Badr" svg:font-family="'B Badr'" style:font-pitch="variable"/>
    <style:font-face style:name="B Baran" svg:font-family="'B Ba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05T17:36:38.192567389</dc:date>
    <meta:editing-duration>PT41M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8" meta:character-count="712" meta:non-whitespace-character-count="600"/>
  </office:meta>
</office:document-meta>
</file>